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inherit" svg:font-family="inherit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3" style:family="paragraph" style:parent-style-name="Heading_20_4">
      <style:paragraph-properties fo:line-height="120%"/>
      <style:text-properties fo:font-weight="bold"/>
    </style:style>
    <style:style style:name="P4" style:family="paragraph" style:parent-style-name="Text_20_body">
      <style:text-properties officeooo:paragraph-rsid="001b2443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fo:background-color="#fff3cd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officeooo:paragraph-rsid="001b5dc5"/>
    </style:style>
    <style:style style:name="P14" style:family="paragraph" style:parent-style-name="Text_20_body">
      <style:text-properties officeooo:paragraph-rsid="001b5dc5"/>
    </style:style>
    <style:style style:name="T1" style:family="text">
      <style:text-properties fo:color="#052025" loext:opacity="100%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2" style:family="text">
      <style:text-properties officeooo:rsid="001b2443"/>
    </style:style>
    <style:style style:name="T3" style:family="text">
      <style:text-properties fo:font-variant="normal" fo:text-transform="none" fo:color="#ffffff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505050" loext:char-shading-value="0"/>
    </style:style>
    <style:style style:name="T4" style:family="text">
      <style:text-properties fo:font-variant="normal" fo:text-transform="none" fo:color="#212529" loext:opacity="100%" style:font-name="Open Sans" fo:font-size="12pt" fo:letter-spacing="normal" fo:font-style="normal" fo:font-weight="bold" fo:background-color="#f8f9fa" loext:char-shading-value="0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T5" style:family="text">
      <style:text-properties fo:font-variant="normal" fo:text-transform="none" fo:color="#212529" loext:opacity="100%" style:font-name="Open Sans" fo:font-size="12pt" fo:letter-spacing="normal" fo:font-style="normal" fo:font-weight="normal" fo:background-color="#fff3cd" loext:char-shading-value="0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T6" style:family="text">
      <style:text-properties fo:font-variant="normal" fo:text-transform="none" fo:color="#052025" loext:opacity="100%" style:font-name="Open Sans" fo:font-size="12pt" fo:letter-spacing="normal" fo:font-style="normal" fo:font-weight="normal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7" style:family="text">
      <style:text-properties fo:font-variant="normal" fo:text-transform="none" fo:color="#052025" loext:opacity="100%" style:font-name="Open Sans" fo:font-size="12pt" fo:letter-spacing="normal" fo:font-style="normal" fo:font-weight="normal" officeooo:rsid="001b5dc5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8" style:family="text">
      <style:text-properties fo:font-variant="normal" fo:text-transform="none" fo:color="#052025" loext:opacity="100%" style:font-name="Open Sans" fo:font-size="12pt" fo:letter-spacing="normal" fo:font-style="normal" fo:font-weight="normal" officeooo:rsid="001b881c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9" style:family="text">
      <style:text-properties fo:font-variant="normal" fo:text-transform="none" fo:color="#052025" loext:opacity="100%" style:font-name="Open Sans" fo:font-size="12pt" fo:letter-spacing="normal" fo:font-style="normal" fo:font-weight="normal" fo:background-color="#e9f6f8" loext:char-shading-value="0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10" style:family="text">
      <style:text-properties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11" style:family="text">
      <style:text-properties officeooo:rsid="001b881c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12" style:family="text">
      <style:text-properties officeooo:rsid="001b5dc5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ff3cd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platon.campograndeformacion.com/mod/quiz/review.php?attempt=590&amp;cmid=25981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platon.campograndeformacion.com/mod/quiz/review.php?attempt=590&amp;cmid=25981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aaadaaacaa<text:line-break/></text:span><text:a xlink:type="simple" xlink:href="https://platon.campograndeformacion.com/mod/quiz/view.php?id=25981" text:style-name="Internet_20_link" text:visited-style-name="Visited_20_Internet_20_Link"><text:span text:style-name="T3">MF0950-UF1302. Test de Evaluación Tema 3</text:span></text:a> <text:span text:style-name="T2"><text:line-break/></text:span><text:span text:style-name="T4">Pregunta 1</text:span><draw:frame draw:style-name="fr1" draw:name="Marco1" text:anchor-type="char" svg:width="0.041cm" draw:z-index="0"><draw:text-box fo:min-height="0.041cm"><text:h text:style-name="P3" text:outline-level="4">Enunciado de la pregunta</text:h></draw:text-box></draw:frame><text:span text:style-name="T4"><text:line-break/></text:span><text:span text:style-name="T6">¿Qué es la accesibilidad?</text:span></text:p>
      <text:section text:style-name="Sect1" text:name="question-593-1">
        <text:section text:style-name="Sect1" text:name="q593:1_answer0_label">
          <text:p text:style-name="P13"><text:span text:style-name="T7">*a.S</text:span><text:span text:style-name="T6">on las normas que rigen el diseño de un sitio web y que facilitan el acceso a la página</text:span></text:p>
        </text:section>
        <text:section text:style-name="Sect1" text:name="q593:1_answer1_label">
          <text:p text:style-name="P8"><text:span text:style-name="T10">b.</text:span>Lo mismo que la usabilidad</text:p>
        </text:section>
        <text:section text:style-name="Sect1" text:name="q593:1_answer2_label">
          <text:p text:style-name="P8"><text:span text:style-name="T10">c.</text:span>Son las normas que solo sirven para usuarios discapacitados</text:p>
        </text:section>
        <text:section text:style-name="Sect1" text:name="q593:1_answer3_label">
          <text:p text:style-name="P8"><text:span text:style-name="T10">d.</text:span>Es un conjunto de recomendaciones que debemos tener en cuenta para diseñar una web</text:p>
        </text:section>
        <text:p text:style-name="P6"><draw:frame draw:style-name="fr1" draw:name="Marco2" text:anchor-type="char" svg:width="0.041cm" draw:z-index="1"><draw:text-box fo:min-height="0.041cm"><text:h text:style-name="P3" text:outline-level="4">Retroalimentación</text:h></draw:text-box></draw:frame>¡Correcto! Son las normas que tenemos por obligación que cumplir para diseñar una web.</text:p>
      </text:section>
      <text:section text:style-name="Sect1" text:name="question-593-2">
        <text:h text:style-name="P1" text:outline-level="3">Pregunta 2</text:h>
        <text:p text:style-name="P7">¿Qué ventajas puede aportar aplicar la accesibilidad en su web?</text:p>
        <text:section text:style-name="Sect1" text:name="q593:2_answer0_label">
          <text:p text:style-name="P12"><text:span text:style-name="T8">*</text:span><text:span text:style-name="T7">a.</text:span><text:span text:style-name="T6">Mejoras de navegación</text:span></text:p>
        </text:section>
        <text:section text:style-name="Sect1" text:name="q593:2_answer1_label">
          <text:p text:style-name="P8"><text:span text:style-name="T10">b.</text:span>Mejoras en el diseño gráfico de la web</text:p>
        </text:section>
        <text:section text:style-name="Sect1" text:name="q593:2_answer2_label">
          <text:p text:style-name="P8"><text:span text:style-name="T10">c.</text:span>Mejoras de la velocidad de carga</text:p>
        </text:section>
        <text:section text:style-name="Sect1" text:name="q593:2_answer3_label">
          <text:p text:style-name="P8"><text:span text:style-name="T10">d.</text:span>Mejora de comportamiento de la web</text:p>
        </text:section>
        <text:p text:style-name="P6"><draw:frame draw:style-name="fr1" draw:name="Marco4" text:anchor-type="char" svg:width="0.041cm" draw:z-index="2"><draw:text-box fo:min-height="0.041cm"><text:h text:style-name="P3" text:outline-level="4">Retroalimentación</text:h></draw:text-box></draw:frame>¡Correcto! Mejora la navegación entre otras ventajas.</text:p>
      </text:section>
      <text:section text:style-name="Sect1" text:name="question-593-3">
        <text:h text:style-name="P1" text:outline-level="3">Pregunta 3</text:h>
        <text:p text:style-name="P7">¿Por qué debe controlar el uso de JavaScript en la web?</text:p>
        <text:section text:style-name="Sect1" text:name="q593:3_answer0_label">
          <text:p text:style-name="P11"><text:span text:style-name="T8">*</text:span><text:span text:style-name="T7">a.</text:span><text:span text:style-name="T6">Porque no todos los usuarios lo tienen activo en el navegador</text:span></text:p>
        </text:section>
        <text:section text:style-name="Sect1" text:name="q593:3_answer1_label">
          <text:p text:style-name="P8"><text:span text:style-name="T10">b.</text:span>Puede utilizar JavaScript cuanto quiera</text:p>
        </text:section>
        <text:section text:style-name="Sect1" text:name="q593:3_answer2_label">
          <text:p text:style-name="P8"><text:span text:style-name="T10">c.</text:span>Porque no es un lenguaje realmente creado para la web</text:p>
        </text:section>
        <text:section text:style-name="Sect1" text:name="q593:3_answer3_label">
          <text:p text:style-name="P8"><text:span text:style-name="T10">d.</text:span>Porque es muy difícil programarlo y no todos los programadores son capaces de hacerlo</text:p>
        </text:section>
        <text:p text:style-name="P6"><draw:frame draw:style-name="fr1" draw:name="Marco6" text:anchor-type="char" svg:width="0.041cm" draw:z-index="3"><draw:text-box fo:min-height="0.041cm"><text:h text:style-name="P3" text:outline-level="4">Retroalimentación</text:h></draw:text-box></draw:frame>¡Correcto! Algunos usuarios o navegadores no soportan JavaScript.</text:p>
      </text:section>
      <text:section text:style-name="Sect1" text:name="question-593-4">
        <text:h text:style-name="P1" text:outline-level="3">Pregunta 4</text:h>
        <text:p text:style-name="P7">¿Cómo puede definir el término usabilidad?</text:p>
        <text:section text:style-name="Sect1" text:name="q593:4_answer0_label">
          <text:p text:style-name="P11"><text:span text:style-name="T7">a.</text:span><text:span text:style-name="T6">La usabilidad de una web solo sirve para que las personas discapacitadas puedan acceder a la web</text:span></text:p>
        </text:section>
        <text:section text:style-name="Sect1" text:name="q593:4_answer1_label">
          <text:p text:style-name="P8"><text:span text:style-name="T10">b.</text:span>La usabilidad es lo mismo que la accesibilidad</text:p>
        </text:section>
        <text:section text:style-name="Sect1" text:name="q593:4_answer2_label">
          <text:p text:style-name="P8"><text:span text:style-name="T10">c.</text:span>Habla sobre las normas de accesibilidad que tiene que aplicar en una web</text:p>
        </text:section>
        <text:section text:style-name="Sect1" text:name="q593:4_answer3_label">
          <text:p text:style-name="P8"><text:span text:style-name="T11">*</text:span><text:span text:style-name="T10">d.</text:span>Cuando se habla de usabilidad, está hablando sobre mostrar los contenidos de manera clara y concisa</text:p>
        </text:section>
        <text:p text:style-name="P12"><draw:frame draw:style-name="fr1" draw:name="Marco8" text:anchor-type="char" svg:width="0.041cm" draw:z-index="4"><draw:text-box fo:min-height="0.041cm"><text:h text:style-name="P3" text:outline-level="4">Retroalimentación</text:h></draw:text-box></draw:frame><text:span text:style-name="T5">¡Correcto! Para aplicar la usabilidad seguirá una serie de recomendaciones.</text:span></text:p>
      </text:section>
      <text:section text:style-name="Sect1" text:name="question-593-5">
        <text:h text:style-name="P1" text:outline-level="3"/>
        <text:h text:style-name="P2" text:outline-level="3">Pregunta 5</text:h>
        <text:p text:style-name="P12"><text:span text:style-name="T6">¿Cuál de estas herramientas se pueden utilizar para testear la accesibilidad de una web?</text:span></text:p>
        <text:section text:style-name="Sect1" text:name="q593:5_answer0_label">
          <text:p text:style-name="P12"><text:span text:style-name="T8">*</text:span><text:span text:style-name="T7">a.</text:span><text:span text:style-name="T6">TAW</text:span></text:p>
        </text:section>
        <text:section text:style-name="Sect1" text:name="q593:5_answer1_label">
          <text:p text:style-name="P8"><text:span text:style-name="T10">b.</text:span>SIDAR</text:p>
        </text:section>
        <text:section text:style-name="Sect1" text:name="q593:5_answer2_label">
          <text:p text:style-name="P8"><text:span text:style-name="T10">c.</text:span>WAW</text:p>
        </text:section>
        <text:section text:style-name="Sect1" text:name="q593:5_answer3_label">
          <text:p text:style-name="P8"><text:span text:style-name="T10">d.</text:span>WIA</text:p>
        </text:section>
        <text:p text:style-name="P6"><draw:frame draw:style-name="fr1" draw:name="Marco10" text:anchor-type="char" svg:width="0.041cm" draw:z-index="5"><draw:text-box fo:min-height="0.041cm"><text:h text:style-name="P3" text:outline-level="4">Retroalimentación</text:h></draw:text-box></draw:frame>¡Correcto! TAW es un analizador automático que puede facilitar la tarea de testeo.</text:p>
      </text:section>
      <text:section text:style-name="Sect1" text:name="question-593-6">
        <text:h text:style-name="P1" text:outline-level="3">Pregunta 6</text:h>
        <text:p text:style-name="P7">¿Qué es el diseño responsive?</text:p>
        <text:section text:style-name="Sect1" text:name="q593:6_answer0_label">
          <text:p text:style-name="P12"><text:span text:style-name="T8">*</text:span><text:span text:style-name="T7">a.</text:span><text:span text:style-name="T6">Un diseño capaz de amoldarse a todos los tipos de dispositivos</text:span></text:p>
        </text:section>
        <text:section text:style-name="Sect1" text:name="q593:6_answer1_label">
          <text:p text:style-name="P8"><text:span text:style-name="T10">b.</text:span>Que es un diseño web que responde a las interacciones del usuario</text:p>
        </text:section>
        <text:section text:style-name="Sect1" text:name="q593:6_answer2_label">
          <text:p text:style-name="P8"><text:span text:style-name="T10">c.</text:span>No existe ese tipo de diseño</text:p>
        </text:section>
        <text:section text:style-name="Sect1" text:name="q593:6_answer3_label">
          <text:p text:style-name="P8"><text:span text:style-name="T10">d.</text:span>Es un diseño visualmente interactivo</text:p>
        </text:section>
        <text:p text:style-name="P6"><draw:frame draw:style-name="fr1" draw:name="Marco12" text:anchor-type="char" svg:width="0.041cm" draw:z-index="6"><draw:text-box fo:min-height="0.041cm"><text:h text:style-name="P3" text:outline-level="4">Retroalimentación</text:h></draw:text-box></draw:frame>¡Correcto! Es un diseño que se puede utilizar en todo tipo de dispositivos y se seguirá viendo idéntico al diseño original.</text:p>
      </text:section>
      <text:section text:style-name="Sect1" text:name="question-593-7">
        <text:h text:style-name="P1" text:outline-level="3">Pregunta 7</text:h>
        <text:p text:style-name="P7">¿Cuál es el elemento más importante de los sitios webs usables?</text:p>
        <text:section text:style-name="Sect1" text:name="q593:7_answer0_label">
          <text:p text:style-name="P12"><text:span text:style-name="T8">*</text:span><text:span text:style-name="T7">a.</text:span><text:span text:style-name="T6">Los enlaces</text:span></text:p>
        </text:section>
        <text:section text:style-name="Sect1" text:name="q593:7_answer1_label">
          <text:p text:style-name="P8"><text:span text:style-name="T10">b.</text:span>Las imágenes</text:p>
        </text:section>
        <text:section text:style-name="Sect1" text:name="q593:7_answer2_label">
          <text:p text:style-name="P8"><text:span text:style-name="T10">c.</text:span>Los vídeos</text:p>
        </text:section>
        <text:section text:style-name="Sect1" text:name="q593:7_answer3_label">
          <text:p text:style-name="P8"><text:span text:style-name="T10">d.</text:span>El texto</text:p>
        </text:section>
        <text:p text:style-name="P6"><draw:frame draw:style-name="fr1" draw:name="Marco14" text:anchor-type="char" svg:width="0.041cm" draw:z-index="7"><draw:text-box fo:min-height="0.041cm"><text:h text:style-name="P3" text:outline-level="4">Retroalimentación</text:h></draw:text-box></draw:frame>¡Correcto! Los enlaces son los elementos con los que más interactúan los usuarios.</text:p>
      </text:section>
      <text:section text:style-name="Sect1" text:name="question-593-8">
        <text:h text:style-name="P1" text:outline-level="3">Pregunta 8</text:h>
        <text:p text:style-name="P7">¿Qué es la interacción web-individuo?</text:p>
        <text:section text:style-name="Sect1" text:name="q593:8_answer0_label">
          <text:p text:style-name="P11"><text:span text:style-name="T7">a.</text:span><text:span text:style-name="T6">Son el conjunto de elementos interactivos de la web</text:span></text:p>
        </text:section>
        <text:section text:style-name="Sect1" text:name="q593:8_answer1_label">
          <text:p text:style-name="P8"><text:span text:style-name="T10">b.</text:span>Es cómo se comporta la web con el individuo</text:p>
        </text:section>
        <text:section text:style-name="Sect1" text:name="q593:8_answer2_label">
          <text:p text:style-name="P8"><text:span text:style-name="T11">*</text:span><text:span text:style-name="T10">c.</text:span>Es un aspecto muy importante del diseño web que se anticipa a lo que va a hacer el usuario</text:p>
        </text:section>
        <text:section text:style-name="Sect1" text:name="q593:8_answer3_label">
          <text:p text:style-name="P8"><text:span text:style-name="T10">d.</text:span>Ese término no existe</text:p>
        </text:section>
        <text:p text:style-name="P6"><draw:frame draw:style-name="fr1" draw:name="Marco16" text:anchor-type="char" svg:width="0.041cm" draw:z-index="8"><draw:text-box fo:min-height="0.041cm"><text:h text:style-name="P3" text:outline-level="4">Retroalimentación</text:h></draw:text-box></draw:frame>¡Correcto! Es la parte del diseño que debe predecir cómo interactuará el individuo para desarrollar la usabilidad de la web.</text:p>
      </text:section>
      <text:section text:style-name="Sect1" text:name="question-593-9">
        <text:h text:style-name="P1" text:outline-level="3"/>
        <text:h text:style-name="P2" text:outline-level="3">Pregunta 9</text:h>
        <text:p text:style-name="P7">¿Cuál de las siguientes leyes es una ley de accesibilidad web?</text:p>
        <text:section text:style-name="Sect1" text:name="q593:9_answer0_label">
          <text:p text:style-name="P12"><text:span text:style-name="T8">*</text:span><text:span text:style-name="T7">a.</text:span><text:span text:style-name="T6">Ley 51/2003</text:span></text:p>
        </text:section>
        <text:section text:style-name="Sect1" text:name="q593:9_answer1_label">
          <text:p text:style-name="P8"><text:span text:style-name="T10">b.</text:span>Ley 27/2006</text:p>
        </text:section>
        <text:section text:style-name="Sect1" text:name="q593:9_answer2_label">
          <text:p text:style-name="P8"><text:span text:style-name="T10">c.</text:span>Ley 55/2001</text:p>
        </text:section>
        <text:section text:style-name="Sect1" text:name="q593:9_answer3_label">
          <text:p text:style-name="P8"><text:span text:style-name="T10">d.</text:span>Ley 15/2002</text:p>
        </text:section>
        <text:p text:style-name="P6"><draw:frame draw:style-name="fr1" draw:name="Marco18" text:anchor-type="char" svg:width="0.041cm" draw:z-index="9"><draw:text-box fo:min-height="0.041cm"><text:h text:style-name="P3" text:outline-level="4">Retroalimentación</text:h></draw:text-box></draw:frame>¡Correcto! Esta es la ley de igualdad de oportunidades y no discriminación a la accesibilidad.</text:p>
      </text:section>
      <text:section text:style-name="Sect1" text:name="question-593-10">
        <text:h text:style-name="P1" text:outline-level="3">Pregunta 10</text:h>
        <text:section text:style-name="Sect1" text:name="yui_3_17_2_1_1680289610359_137">
          <text:p text:style-name="P9">¿Cuál es el porcentaje de personas que presentan algún tipo de discapacidad en España?</text:p>
          <text:section text:style-name="Sect1" text:name="q593:10_answer0_label">
            <text:p text:style-name="P11"><text:span text:style-name="T8">*</text:span><text:span text:style-name="T7">a.</text:span><text:span text:style-name="T6">Un 9 %</text:span></text:p>
          </text:section>
          <text:section text:style-name="Sect1" text:name="q593:10_answer1_label">
            <text:p text:style-name="P8"><text:span text:style-name="T10">b.</text:span>Un 25 %</text:p>
          </text:section>
          <text:section text:style-name="Sect1" text:name="q593:10_answer2_label">
            <text:p text:style-name="P8"><text:span text:style-name="T10">c.</text:span>Un 2 %</text:p>
          </text:section>
          <text:section text:style-name="Sect1" text:name="q593:10_answer3_label">
            <text:p text:style-name="P8"><text:span text:style-name="T10">d.</text:span>Un 18 %</text:p>
          </text:section>
          <text:section text:style-name="Sect2" text:name="yui_3_17_2_1_1680289610359_136">
            <text:section text:style-name="Sect1" text:name="yui_3_17_2_1_1680289610359_135">
              <text:section text:style-name="Sect1" text:name="yui_3_17_2_1_1680289610359_134">
                <text:p text:style-name="P10"><draw:frame draw:style-name="fr1" draw:name="Marco20" text:anchor-type="char" svg:width="0.041cm" draw:z-index="10"><draw:text-box fo:min-height="0.041cm"><text:h text:style-name="P3" text:outline-level="4">Retroalimentación</text:h></draw:text-box></draw:frame>¡Correcto! Según las estadísticas en España un 9 % de la población tiene algún tipo de discapacidad.</text:p>
              </text:section>
            </text:section>
          </text:section>
        </text:section>
      </text:section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1T21:07:49.286000000</meta:creation-date>
    <meta:editing-duration>PT9M23S</meta:editing-duration>
    <meta:editing-cycles>3</meta:editing-cycles>
    <meta:generator>LibreOffice/7.5.0.3$Windows_X86_64 LibreOffice_project/c21113d003cd3efa8c53188764377a8272d9d6de</meta:generator>
    <dc:date>2023-03-31T21:17:04.434000000</dc:date>
    <meta:document-statistic meta:table-count="0" meta:image-count="0" meta:object-count="0" meta:page-count="3" meta:paragraph-count="80" meta:word-count="541" meta:character-count="3325" meta:non-whitespace-character-count="2863"/>
  </office:meta>
</office:document-meta>
</file>